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officeooo:rsid="00055604" officeooo:paragraph-rsid="0005560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officeooo:rsid="00058ce6" officeooo:paragraph-rsid="00058ce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58ce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3f79" officeooo:paragraph-rsid="00073f7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f72b" officeooo:paragraph-rsid="000af72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9191" officeooo:paragraph-rsid="000b9191" style:font-size-asian="12pt" style:font-size-complex="12pt"/>
    </style:style>
    <style:style style:name="T1" style:family="text">
      <style:text-properties officeooo:rsid="00058ce6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58ce6"/>
    </style:style>
    <style:style style:name="T4" style:family="text">
      <style:text-properties style:font-name="Calibri" officeooo:rsid="000b9191"/>
    </style:style>
    <style:style style:name="T5" style:family="text">
      <style:text-properties style:font-name="Calibri" officeooo:rsid="000be9d7"/>
    </style:style>
    <style:style style:name="T6" style:family="text">
      <style:text-properties style:font-name="Calibri" officeooo:rsid="000cd4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communi<text:span text:style-name="T1">cation</text:span></text:p>
      <text:p text:style-name="P1"/>
      <text:p text:style-name="P2">Intro:</text:p>
      <text:p text:style-name="P2">Photocommunication is a project whose concept was mutuated from QR code technology and optical fiber data transmission. We came up with the idea of building a wireless connection between computers with laser beams, because they can travel really long distances.</text:p>
      <text:p text:style-name="P2">The initial concept involved just one laser but then it became obvious to us that in order to achieve a fast and reliable data transmission, using about ten lasers would be a far better solution.</text:p>
      <text:p text:style-name="P3"><text:span text:style-name="T3">The idea beneath our protocol is simple yet powerful. Computers operate following a binary(2 digit) logic, hence we can associate the logical state 0 to absence of signal and 1 to presence.</text:span></text:p>
      <text:p text:style-name="P4"><text:span text:style-name="T3">W</text:span><text:span text:style-name="T2">e just need 6 bits to express all data stored in a memory and by adding 3 more of them, we can achieve control on data flow. </text:span><text:span text:style-name="T5">Our communication system could be used in situations where using radio transmission isn’t a viable solution. Moreover our protocol is man-in-the-middle proof because you can’t replicate in real time the signal and it would be hard pointing all beams to receivers and finding the beams. </text:span></text:p>
      <text:p text:style-name="P5"><text:span text:style-name="T2"/></text:p>
      <text:p text:style-name="P5"><text:span text:style-name="T2">Demonstration:</text:span></text:p>
      <text:p text:style-name="P5"><text:span text:style-name="T2">[Insert images]</text:span></text:p>
      <text:p text:style-name="P5"><text:span text:style-name="T2">[Insert tests]</text:span></text:p>
      <text:p text:style-name="P5"><text:span text:style-name="T2"/></text:p>
      <text:p text:style-name="P5"><text:span text:style-name="T2"/></text:p>
      <text:p text:style-name="P5"><text:span text:style-name="T2">Presentation:</text:span></text:p>
      <text:p text:style-name="P5"><text:span text:style-name="T2">The user is prompted to either select a file or to write some text, then data is converted in a protocol from early 2000 called “Base64”, which is able to compact 24 bits in 4 packets of 6, and sent. The transmission is pretty fast in fact we estimate a theoretical speed of 6kb/s. Then data is decoded and visualized on another machine. We have systematically tested our </text:span><text:span text:style-name="T4">equipment in many situations. We have encoutered problems when receiver is directly exposed to solar light and also when there’s a phisical obstacle between the two ends. (Furthermore we have one additional technical issue which limits transmission to 76 bits</text:span><text:span text:style-name="T2"> </text:span><text:span text:style-name="T4">but we are working on it).</text:span></text:p>
      <text:p text:style-name="P3"><text:span text:style-name="T3"><text:s/></text:span></text:p>
      <text:p text:style-name="P3"><text:span text:style-name="T3"/></text:p>
      <text:p text:style-name="P6"><text:span text:style-name="T3">T</text:span><text:span text:style-name="T2">O DO:</text:span></text:p>
      <text:p text:style-name="P6"><text:span text:style-name="T2">- Testing without memory limitations</text:span></text:p>
      <text:p text:style-name="P6"><text:span text:style-name="T2">- </text:span><text:span text:style-name="T6">add images and proced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text-properties style:font-name="Arial" fo:font-family="Arial" style:font-family-generic="swiss" style:font-pitch="variable" fo:font-size="11pt" fo:language="en" fo:country="GB" style:font-size-asian="11pt" style:font-name-complex="Arial" style:font-family-complex="Arial" style:font-family-generic-complex="swiss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8:37:52.817000000</meta:creation-date>
    <dc:date>2019-11-14T19:29:25.138000000</dc:date>
    <meta:editing-duration>PT29M30S</meta:editing-duration>
    <meta:editing-cycles>6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5" meta:word-count="313" meta:character-count="1864" meta:non-whitespace-character-count="1563"/>
  </office:meta>
</office:document-meta>
</file>